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7">
      <style:paragraph-properties fo:margin-top="0in" fo:margin-bottom="0in" loext:contextual-spacing="false"/>
    </style:style>
    <style:style style:name="P10" style:family="paragraph" style:parent-style-name="Text_20_body" style:list-style-name="L8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ciding What to Do Next Revisited</text:h>
      <text:p text:style-name="Text_20_body">Our decision process can be broken down as follows:</text:p>
      <text:list xml:id="list2833140307" text:style-name="L1">
        <text:list-item>
          <text:p text:style-name="P1"><text:span text:style-name="Strong_20_Emphasis">Getting more training examples:</text:span> Fixes high variance</text:p>
        </text:list-item>
      </text:list>
      <text:list xml:id="list918538255" text:style-name="L2">
        <text:list-item>
          <text:p text:style-name="P2"><text:span text:style-name="Strong_20_Emphasis">Trying smaller sets of features:</text:span> Fixes high variance</text:p>
        </text:list-item>
      </text:list>
      <text:list xml:id="list2655070476" text:style-name="L3">
        <text:list-item>
          <text:p text:style-name="P3"><text:span text:style-name="Strong_20_Emphasis">Adding features:</text:span> Fixes high bias</text:p>
        </text:list-item>
      </text:list>
      <text:list xml:id="list2924722377" text:style-name="L4">
        <text:list-item>
          <text:p text:style-name="P4"><text:span text:style-name="Strong_20_Emphasis">Adding polynomial features:</text:span> Fixes high bias</text:p>
        </text:list-item>
      </text:list>
      <text:list xml:id="list875613914" text:style-name="L5">
        <text:list-item>
          <text:p text:style-name="P5"><text:span text:style-name="Strong_20_Emphasis">Decreasing λ:</text:span> Fixes high bias</text:p>
        </text:list-item>
      </text:list>
      <text:list xml:id="list235012516" text:style-name="L6">
        <text:list-item>
          <text:p text:style-name="P6"><text:span text:style-name="Strong_20_Emphasis">Increasing λ:</text:span> Fixes high variance.</text:p>
        </text:list-item>
      </text:list>
      <text:h text:style-name="Heading_20_3" text:outline-level="3"><text:span text:style-name="Strong_20_Emphasis">Diagnosing Neural Networks</text:span></text:h>
      <text:list xml:id="list757816660" text:style-name="L7">
        <text:list-item>
          <text:p text:style-name="P9">A neural network with fewer parameters is <text:span text:style-name="Strong_20_Emphasis">prone to underfitting</text:span>. It is also <text:span text:style-name="Strong_20_Emphasis">computationally cheaper</text:span>.</text:p>
        </text:list-item>
        <text:list-item>
          <text:p text:style-name="P7">A large neural network with more parameters is <text:span text:style-name="Strong_20_Emphasis">prone to overfitting</text:span>. It is also <text:span text:style-name="Strong_20_Emphasis">computationally expensive</text:span>. In this case you can use regularization (increase λ) to address the overfitting.</text:p>
        </text:list-item>
      </text:list>
      <text:p text:style-name="Text_20_body">Using a single hidden layer is a good starting default. You can train your neural network on a number of hidden layers using your cross validation set. You can then select the one that performs best. </text:p>
      <text:p text:style-name="Text_20_body"><text:span text:style-name="Strong_20_Emphasis">Model Complexity Effects:</text:span></text:p>
      <text:list xml:id="list1401559791" text:style-name="L8">
        <text:list-item>
          <text:p text:style-name="P10">Lower-order polynomials (low model complexity) have high bias and low variance. In this case, the model fits poorly consistently.</text:p>
        </text:list-item>
        <text:list-item>
          <text:p text:style-name="P10">Higher-order polynomials (high model complexity) fit the training data extremely well and the test data extremely poorly. These have low bias on the training data, but very high variance.</text:p>
        </text:list-item>
        <text:list-item>
          <text:p text:style-name="P8">In reality, we would want to choose a model somewhere in between, that can generalize well but also fits the data reasonably well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3:11:46.039304784</meta:creation-date>
    <dc:date>2019-07-09T13:12:03.319456029</dc:date>
    <meta:editing-duration>PT17S</meta:editing-duration>
    <meta:editing-cycles>1</meta:editing-cycles>
    <meta:document-statistic meta:table-count="0" meta:image-count="0" meta:object-count="0" meta:page-count="1" meta:paragraph-count="16" meta:word-count="219" meta:character-count="1321" meta:non-whitespace-character-count="1128"/>
    <meta:generator>LibreOffice/6.0.7.3$Linux_X86_64 LibreOffice_project/00m0$Build-3</meta:generator>
  </office:meta>
</office:document-meta>
</file>